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Omega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7.7">
            <text:p>27,7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2]+[.F14]+[.H11]+[.I10]" office:value-type="percentage" office:value="0.08">
            <text:p>8,0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39.6996505018382">
            <text:p>$39,70</text:p>
          </table:table-cell>
          <table:table-cell table:style-name="ce13" table:formula="of:=[.G2]/1.07" office:value-type="currency" office:currency="EUR" office:value="37.1024771045216">
            <text:p>37,10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5.15">
            <text:p>5,1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95">
            <text:p>9,5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33.2261134562833">
            <text:p>$33,23</text:p>
          </table:table-cell>
          <table:table-cell table:style-name="ce14" table:formula="of:=[.G3]/1.07" office:value-type="currency" office:currency="EUR" office:value="31.0524424825077">
            <text:p>31,0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1.3863327708702">
            <text:p>31,39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628">
            <text:p>0,62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1">
            <text:p>11,0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28.5388894534675">
            <text:p>$28,54</text:p>
          </table:table-cell>
          <table:table-cell table:style-name="ce15" table:formula="of:=[.G4]/1.07" office:value-type="currency" office:currency="EUR" office:value="26.6718593023061">
            <text:p>26,67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2.68">
            <text:p>$2,68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108">
            <text:p>1,08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8.20063694267516">
            <text:p>8,20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6,91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Schwache Mieter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2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/Reha</text:p>
          </table:table-cell>
          <table:table-cell table:style-name="ce2"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5:22.83</dc:date>
    <dc:creator>aaa </dc:creator>
    <meta:editing-duration>P2DT21H49M26S</meta:editing-duration>
    <meta:editing-cycles>45</meta:editing-cycles>
    <meta:generator>OpenOffice/4.1.5$Win32 OpenOffice.org_project/415m1$Build-9789</meta:generator>
    <meta:document-statistic meta:table-count="5" meta:cell-count="614" meta:object-count="0"/>
  </office:meta>
</office:document-meta>
</file>